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left" draw:textarea-vertical-align="top"/>
    </style:style>
    <style:style style:name="gr3" style:family="graphic" style:parent-style-name="standard">
      <style:graphic-properties draw:fill="solid" draw:fill-color="#ead453" draw:textarea-horizontal-align="left" draw:textarea-vertical-align="top"/>
    </style:style>
    <style:style style:name="gr4" style:family="graphic" style:parent-style-name="standard">
      <style:graphic-properties draw:fill="solid" draw:fill-color="#aecf00" draw:textarea-horizontal-align="left" draw:textarea-vertical-align="top"/>
    </style:style>
    <style:style style:name="gr5" style:family="graphic" style:parent-style-name="standard">
      <style:graphic-properties draw:stroke="dash" draw:stroke-dash="Fine_20_Dashed_20__28_var_29_" svg:stroke-color="#0000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marker-end="Arrow" draw:marker-end-width="0.3cm" draw:textarea-horizontal-align="center" draw:textarea-vertical-align="bottom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7f1416"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7f1416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86cm" svg:height="20.574cm" svg:x="1cm" svg:y="1cm">
          <text:p/>
        </draw:rect>
        <draw:rect draw:style-name="gr2" draw:text-style-name="P2" draw:layer="layout" svg:width="6.096cm" svg:height="3.81cm" svg:x="9.382cm" svg:y="1.508cm">
          <text:p text:style-name="P1"><text:span text:style-name="T1">An Initial Notary Key</text:span></text:p>
        </draw:rect>
        <draw:rect draw:style-name="gr3" draw:text-style-name="P2" draw:layer="layout" svg:width="5.588cm" svg:height="0.762cm" svg:x="9.636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9.636cm" svg:y="3.286cm">
          <text:p text:style-name="P1"><text:span text:style-name="T1">Watermark</text:span></text:p>
        </draw:rect>
        <draw:rect draw:style-name="gr3" draw:text-style-name="P2" draw:id="id8" draw:layer="layout" svg:width="5.588cm" svg:height="0.762cm" svg:x="9.636cm" svg:y="4.302cm">
          <text:p text:style-name="P1"><text:span text:style-name="T1">Verifier Citation</text:span></text:p>
        </draw:rect>
        <draw:rect draw:style-name="gr2" draw:text-style-name="P2" draw:layer="layout" svg:width="6.096cm" svg:height="3.81cm" svg:x="16.748cm" svg:y="1.508cm">
          <text:p text:style-name="P1"><text:span text:style-name="T1">A Renewed Notary Key</text:span></text:p>
        </draw:rect>
        <draw:rect draw:style-name="gr3" draw:text-style-name="P2" draw:layer="layout" svg:width="5.588cm" svg:height="0.762cm" svg:x="17.002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17.002cm" svg:y="3.286cm">
          <text:p text:style-name="P1"><text:span text:style-name="T1">Watermark</text:span></text:p>
        </draw:rect>
        <draw:rect draw:style-name="gr3" draw:text-style-name="P2" draw:id="id9" draw:layer="layout" svg:width="5.588cm" svg:height="0.762cm" svg:x="17.002cm" svg:y="4.302cm">
          <text:p text:style-name="P1"><text:span text:style-name="T1">Verifier Citation</text:span></text:p>
        </draw:rect>
        <draw:rect draw:style-name="gr2" draw:text-style-name="P2" draw:id="id7" draw:layer="layout" svg:width="6.096cm" svg:height="8.89cm" svg:x="9.382cm" svg:y="6.08cm">
          <draw:glue-point draw:id="4" svg:x="-3.75cm" svg:y="5cm"/>
          <draw:glue-point draw:id="5" svg:x="3.75cm" svg:y="5cm"/>
          <text:p text:style-name="P1"><text:span text:style-name="T1">An Initial Certificate</text:span></text:p>
        </draw:rect>
        <draw:rect draw:style-name="gr3" draw:text-style-name="P2" draw:id="id2" draw:layer="layout" svg:width="5.588cm" svg:height="6.858cm" svg:x="9.636cm" svg:y="6.842cm">
          <text:p text:style-name="P1"><text:span text:style-name="T1">Certificate Attributes</text:span></text:p>
        </draw:rect>
        <draw:rect draw:style-name="gr3" draw:text-style-name="P2" draw:id="id1" draw:layer="layout" svg:width="5.588cm" svg:height="0.762cm" svg:x="9.636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9.89cm" svg:y="10.652cm">
          <text:p text:style-name="P1"><text:span text:style-name="T1">Verification Key</text:span></text:p>
        </draw:rect>
        <draw:connector draw:style-name="gr5" draw:text-style-name="P1" draw:layer="layout" draw:line-skew="0.261cm" svg:x1="15.224cm" svg:y1="14.335cm" svg:x2="15.224cm" svg:y2="10.271cm" draw:start-shape="id1" draw:start-glue-point="1" draw:end-shape="id2" svg:d="m15224 14335h762v-4064h-762">
          <text:p/>
        </draw:connector>
        <draw:rect draw:style-name="gr4" draw:text-style-name="P2" draw:layer="layout" svg:width="5.08cm" svg:height="0.762cm" svg:x="9.89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9.89cm" svg:y="8.62cm">
          <text:p text:style-name="P1"><text:span text:style-name="T1">Identity Location</text:span></text:p>
        </draw:rect>
        <draw:rect draw:style-name="gr2" draw:text-style-name="P2" draw:id="id10" draw:layer="layout" svg:width="6.096cm" svg:height="14.986cm" svg:x="16.748cm" svg:y="6.08cm">
          <text:p text:style-name="P1"><text:span text:style-name="T1">A Renewed Certificate</text:span></text:p>
        </draw:rect>
        <draw:rect draw:style-name="gr3" draw:text-style-name="P2" draw:id="id4" draw:layer="layout" svg:width="5.588cm" svg:height="6.858cm" svg:x="17.002cm" svg:y="6.842cm">
          <text:p text:style-name="P1"><text:span text:style-name="T1">Certificate Attributes</text:span></text:p>
        </draw:rect>
        <draw:rect draw:style-name="gr3" draw:text-style-name="P2" draw:id="id3" draw:layer="layout" svg:width="5.588cm" svg:height="0.762cm" svg:x="17.002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17.256cm" svg:y="10.652cm">
          <text:p text:style-name="P1"><text:span text:style-name="T1">Verification Key</text:span></text:p>
        </draw:rect>
        <draw:connector draw:style-name="gr5" draw:text-style-name="P1" draw:layer="layout" draw:line-skew="0.261cm" svg:x1="22.59cm" svg:y1="14.335cm" svg:x2="22.59cm" svg:y2="10.271cm" draw:start-shape="id3" draw:start-glue-point="1" draw:end-shape="id4" svg:d="m22590 14335h762v-4064h-762">
          <text:p/>
        </draw:connector>
        <draw:rect draw:style-name="gr4" draw:text-style-name="P2" draw:layer="layout" svg:width="5.08cm" svg:height="0.762cm" svg:x="17.256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17.256cm" svg:y="8.62cm">
          <text:p text:style-name="P1"><text:span text:style-name="T1">Identity Location</text:span></text:p>
        </draw:rect>
        <draw:rect draw:style-name="gr3" draw:text-style-name="P2" draw:id="id17" draw:layer="layout" svg:width="5.588cm" svg:height="4.826cm" svg:x="17.002cm" svg:y="14.97cm">
          <text:p text:style-name="P1"><text:span text:style-name="T1">Notary Seal Attributes</text:span></text:p>
        </draw:rect>
        <draw:rect draw:style-name="gr4" draw:text-style-name="P2" draw:layer="layout" svg:width="5.08cm" svg:height="0.762cm" svg:x="17.256cm" svg:y="17.76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5.732cm">
          <text:p text:style-name="P1"><text:span text:style-name="T1">Document Type</text:span></text:p>
        </draw:rect>
        <draw:rect draw:style-name="gr4" draw:text-style-name="P2" draw:id="id5" draw:layer="layout" svg:width="5.08cm" svg:height="0.762cm" svg:x="17.256cm" svg:y="16.748cm">
          <text:p text:style-name="P1"><text:span text:style-name="T1">Document Hash</text:span></text:p>
        </draw:rect>
        <draw:rect draw:style-name="gr4" draw:text-style-name="P2" draw:id="id6" draw:layer="layout" svg:width="5.08cm" svg:height="0.762cm" svg:x="17.256cm" svg:y="18.78cm">
          <text:p text:style-name="P1"><text:span text:style-name="T1">Verifier Citation</text:span></text:p>
        </draw:rect>
        <draw:connector draw:style-name="gr5" draw:text-style-name="P1" draw:layer="layout" draw:line-skew="-0.261cm" svg:x1="17.256cm" svg:y1="17.129cm" svg:x2="17.002cm" svg:y2="14.335cm" draw:start-shape="id5" draw:start-glue-point="3" draw:end-shape="id3" draw:end-glue-point="3" svg:d="m17256 17129h-1016v-2794h762">
          <text:p/>
        </draw:connector>
        <draw:connector draw:style-name="gr6" draw:text-style-name="P1" draw:layer="layout" svg:x1="17.256cm" svg:y1="19.161cm" svg:x2="12.43cm" svg:y2="14.97cm" draw:start-shape="id6" draw:start-glue-point="3" draw:end-shape="id7" draw:end-glue-point="2" svg:d="m17256 19161h-4826v-4191">
          <text:p/>
        </draw:connector>
        <draw:connector draw:style-name="gr7" draw:text-style-name="P1" draw:layer="layout" svg:x1="12.43cm" svg:y1="5.064cm" svg:x2="12.43cm" svg:y2="6.08cm" draw:start-shape="id8" draw:start-glue-point="2" draw:end-shape="id7" draw:end-glue-point="0" svg:d="m12430 5064v1016">
          <text:p/>
        </draw:connector>
        <draw:connector draw:style-name="gr7" draw:text-style-name="P1" draw:layer="layout" svg:x1="19.796cm" svg:y1="5.064cm" svg:x2="19.796cm" svg:y2="6.08cm" draw:start-shape="id9" draw:start-glue-point="2" draw:end-shape="id10" draw:end-glue-point="0" svg:d="m19796 5064v1016">
          <text:p/>
        </draw:connector>
        <draw:rect draw:style-name="gr4" draw:text-style-name="P2" draw:layer="layout" svg:width="5.08cm" svg:height="0.762cm" svg:x="9.89cm" svg:y="11.668cm">
          <text:p text:style-name="P1"><text:span text:style-name="T1">Additional Attributes</text:span></text:p>
        </draw:rect>
        <draw:rect draw:style-name="gr4" draw:text-style-name="P2" draw:layer="layout" svg:width="5.08cm" svg:height="0.762cm" svg:x="17.256cm" svg:y="11.668cm">
          <text:p text:style-name="P1"><text:span text:style-name="T1">Additional Attributes</text:span></text:p>
        </draw:rect>
        <draw:rect draw:style-name="gr2" draw:text-style-name="P2" draw:layer="layout" svg:width="6.096cm" svg:height="7.874cm" svg:x="2.016cm" svg:y="1.508cm">
          <text:p text:style-name="P1"><text:span text:style-name="T1">A Notarized Document</text:span></text:p>
        </draw:rect>
        <draw:rect draw:style-name="gr3" draw:text-style-name="P2" draw:id="id12" draw:layer="layout" svg:width="5.588cm" svg:height="0.762cm" svg:x="2.27cm" svg:y="2.27cm">
          <text:p text:style-name="P1"><text:span text:style-name="T1">Document</text:span></text:p>
        </draw:rect>
        <draw:rect draw:style-name="gr3" draw:text-style-name="P2" draw:id="id15" draw:layer="layout" svg:width="5.588cm" svg:height="4.826cm" svg:x="2.27cm" svg:y="3.286cm">
          <text:p text:style-name="P1"><text:span text:style-name="T1">Notary Seal Attributes</text:span></text:p>
        </draw:rect>
        <draw:rect draw:style-name="gr4" draw:text-style-name="P2" draw:layer="layout" svg:width="5.08cm" svg:height="0.762cm" svg:x="2.524cm" svg:y="4.048cm">
          <text:p text:style-name="P1"><text:span text:style-name="T1">Document Type</text:span></text:p>
        </draw:rect>
        <draw:rect draw:style-name="gr4" draw:text-style-name="P2" draw:id="id11" draw:layer="layout" svg:width="5.08cm" svg:height="0.762cm" svg:x="2.524cm" svg:y="5.064cm">
          <text:p text:style-name="P1"><text:span text:style-name="T1">Document Hash</text:span></text:p>
        </draw:rect>
        <draw:rect draw:style-name="gr4" draw:text-style-name="P2" draw:id="id13" draw:layer="layout" svg:width="5.08cm" svg:height="0.762cm" svg:x="2.524cm" svg:y="7.096cm">
          <text:p text:style-name="P1"><text:span text:style-name="T1">Verifier Citation</text:span></text:p>
        </draw:rect>
        <draw:connector draw:style-name="gr5" draw:text-style-name="P1" draw:layer="layout" draw:line-skew="0.261cm" svg:x1="7.604cm" svg:y1="5.445cm" svg:x2="7.858cm" svg:y2="2.651cm" draw:start-shape="id11" draw:start-glue-point="1" draw:end-shape="id12" draw:end-glue-point="1" svg:d="m7604 5445h1016v-2794h-762">
          <text:p/>
        </draw:connector>
        <draw:connector draw:style-name="gr7" draw:text-style-name="P1" draw:layer="layout" svg:x1="7.604cm" svg:y1="7.477cm" svg:x2="9.382cm" svg:y2="10.525cm" draw:start-shape="id13" draw:start-glue-point="1" draw:end-shape="id7" draw:end-glue-point="3" svg:d="m7604 7477h889v3048h889">
          <text:p/>
        </draw:connector>
        <draw:rect draw:style-name="gr4" draw:text-style-name="P2" draw:layer="layout" svg:width="5.08cm" svg:height="0.762cm" svg:x="9.89cm" svg:y="12.68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2.684cm">
          <text:p text:style-name="P1"><text:span text:style-name="T1">Watermark</text:span></text:p>
        </draw:rect>
        <draw:rect draw:style-name="gr4" draw:text-style-name="P2" draw:layer="layout" svg:width="5.08cm" svg:height="0.762cm" svg:x="9.89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17.256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2.524cm" svg:y="6.08cm">
          <text:p text:style-name="P1"><text:span text:style-name="T1">Watermark</text:span></text:p>
        </draw:rect>
        <draw:rect draw:style-name="gr3" draw:text-style-name="P2" draw:id="id14" draw:layer="layout" svg:width="5.588cm" svg:height="0.762cm" svg:x="2.27cm" svg:y="8.366cm">
          <text:p text:style-name="P1"><text:span text:style-name="T1">Self Signature</text:span></text:p>
        </draw:rect>
        <draw:connector draw:style-name="gr5" draw:text-style-name="P1" draw:layer="layout" draw:line-skew="-0.261cm" svg:x1="2.27cm" svg:y1="8.747cm" svg:x2="2.27cm" svg:y2="5.699cm" draw:start-shape="id14" draw:start-glue-point="3" draw:end-shape="id15" draw:end-glue-point="3" svg:d="m2270 8747h-762v-3048h762">
          <text:p/>
        </draw:connector>
        <draw:rect draw:style-name="gr3" draw:text-style-name="P2" draw:id="id16" draw:layer="layout" svg:width="5.588cm" svg:height="0.762cm" svg:x="17.002cm" svg:y="20.05cm">
          <text:p text:style-name="P1"><text:span text:style-name="T1">Self Signature</text:span></text:p>
        </draw:rect>
        <draw:connector draw:style-name="gr5" draw:text-style-name="P1" draw:layer="layout" draw:line-skew="0.261cm" svg:x1="22.59cm" svg:y1="20.431cm" svg:x2="22.59cm" svg:y2="17.383cm" draw:start-shape="id16" draw:start-glue-point="1" draw:end-shape="id17" svg:d="m22590 20431h762v-3048h-762">
          <text:p/>
        </draw:connector>
        <draw:frame draw:style-name="gr8" draw:text-style-name="P3" draw:layer="layout" svg:width="4.329cm" svg:height="0.763cm" svg:x="12.492cm" svg:y="18.48cm">
          <draw:text-box>
            <text:p text:style-name="P3"><text:span text:style-name="T2">previous certific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07-06T09:10:24</meta:creation-date>
    <dc:date>2015-10-29T13:46:11</dc:date>
    <meta:editing-duration>PT02H45M06S</meta:editing-duration>
    <meta:editing-cycles>25</meta:editing-cycles>
    <meta:generator>OpenOffice.org/3.2$Unix OpenOffice.org_project/320m12$Build-9483</meta:generator>
    <meta:document-statistic meta:object-count="52"/>
  </office:meta>
</office:document-meta>
</file>